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2" style:family="paragraph" style:parent-style-name="Standard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0626in" fo:margin-right="0in" fo:text-align="center" style:justify-single-word="false" fo:text-indent="0.0626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Standard" style:master-page-name="Standard">
      <style:paragraph-properties fo:margin-left="0.0626in" fo:margin-right="0in" fo:text-align="center" style:justify-single-word="false" fo:text-indent="0.0626in" style:auto-text-indent="false" style:page-number="1"/>
    </style:style>
    <style:style style:name="P8" style:family="paragraph" style:parent-style-name="Standard" style:list-style-name="WWNum1">
      <style:paragraph-properties fo:margin-left="0.75in" fo:margin-right="0in" fo:text-align="justify" style:justify-single-word="false" fo:text-indent="-0.5in" style:auto-text-indent="false"/>
    </style:style>
    <style:style style:name="P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T3" style:family="text">
      <style:text-properties style:text-position="0% 100%"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fo:color="#ff0000" style:font-name="Arial" fo:font-size="10pt" style:font-name-asian="Arial1" style:font-size-asian="10pt" style:font-name-complex="Arial1" style:font-size-complex="10pt"/>
    </style:style>
    <style:style style:name="T5" style:family="text">
      <style:text-properties fo:color="#ff0000" style:text-position="0% 100%" style:font-name="Arial" fo:font-size="10pt" style:font-name-asian="Arial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O WHOMSOEVER IT MAY CONCERN</text:span></text:p>
      <text:p text:style-name="P6"/>
      <text:p text:style-name="P1"/>
      <text:p text:style-name="P2"/>
      <text:p text:style-name="P2"/>
      <text:p text:style-name="P4"><text:span text:style-name="T2">I ________________________</text:span><text:span text:style-name="T4">&lt;&lt;add your n</text:span><text:span text:style-name="T5">ame</text:span><text:span text:style-name="T4">&gt;&gt;</text:span><text:span text:style-name="T2"> </text:span><text:span text:style-name="T1">resident of ______________________________ </text:span><text:span text:style-name="T2">________________________________ </text:span><text:span text:style-name="T4">&lt;&lt; add your a</text:span><text:span text:style-name="T5">ddress</text:span><text:span text:style-name="T4">&gt;&gt;</text:span><text:span text:style-name="T2">, am a freelance consultant </text:span><text:span text:style-name="T1">and have provided problem setting services (hereinafter referred to as “the services”) to Directi Internet Solutions Pvt Ltd during the period ____________ _________ </text:span><text:span text:style-name="T4">&lt;&lt; add period &gt;&gt;</text:span><text:span text:style-name="T1">. In this regard, I h</text:span><text:span text:style-name="T2">ereby state that:</text:span></text:p>
      <text:p text:style-name="P2"/>
      <text:list xml:id="list3418397633" text:style-name="WWNum1">
        <text:list-item>
          <text:p text:style-name="P8"><text:span text:style-name="T2">I am a tax resident of </text:span><text:span text:style-name="T3">-------- (Country) </text:span><text:span text:style-name="T2">with</text:span><text:span text:style-name="T3"> </text:span><text:span text:style-name="T2">tax identification number --------- </text:span><text:span text:style-name="T5">&lt;&lt;say NA if not a</text:span><text:span text:style-name="T4">pplic</text:span><text:span text:style-name="T5">able&gt;&gt;</text:span><text:span text:style-name="T3">;</text:span></text:p>
        </text:list-item>
      </text:list>
      <text:p text:style-name="P9"/>
      <text:list xml:id="list110939354832045" text:continue-numbering="true" text:style-name="WWNum1">
        <text:list-item>
          <text:p text:style-name="P8"><text:span text:style-name="T2">I am the legal and beneficial owner of the payment towards </text:span><text:span text:style-name="T1">the services</text:span><text:span text:style-name="T2">.</text:span></text:p>
        </text:list-item>
      </text:list>
      <text:p text:style-name="P3"/>
      <text:list xml:id="list110939794520756" text:continue-numbering="true" text:style-name="WWNum1">
        <text:list-item>
          <text:p text:style-name="P8"><text:span text:style-name="T2">I have neither visited India nor maintained any </text:span><text:span text:style-name="T1">place of business in India in relation to <text:s/>provision of the services. Hence, I would not constitute a </text:span><text:span text:style-name="T2">permanent establishment or a bu</text:span><text:span text:style-name="T1">siness connecting in India.</text:span></text:p>
        </text:list-item>
      </text:list>
      <text:p text:style-name="P10"/>
      <text:list xml:id="list110940311456879" text:continue-numbering="true" text:style-name="WWNum1">
        <text:list-item>
          <text:p text:style-name="P8"><text:span text:style-name="T2">My Stay in India during the period April 2020 to March 2021 would not exceed 183 days.</text:span></text:p>
        </text:list-item>
      </text:list>
      <text:p text:style-name="P3"/>
      <text:p text:style-name="P5"><text:span text:style-name="T2">In the event of any change in the above position, I will inform you in writing.</text:span></text:p>
      <text:p text:style-name="P3"/>
      <text:p text:style-name="P3"/>
      <text:p text:style-name="P5"><text:span text:style-name="T2">Dated and signed in (country/place) on ______________________</text:span></text:p>
      <text:p text:style-name="P2"/>
      <text:p text:style-name="P2"/>
      <text:p text:style-name="P2"/>
      <text:p text:style-name="P2"/>
      <text:p text:style-name="P2"/>
      <text:p text:style-name="Standard"><text:span text:style-name="T2">(Signature)</text:span></text:p>
      <text:p text:style-name="Standard"><text:soft-page-break/><text:span text:style-name="T2">____________________(Nam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0pt" style:text-underline-style="none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8752in" fo:margin-left="0.8752in" fo:margin-right="1.25in" style:writing-mode="lr-tb" style:layout-grid-color="#c0c0c0" style:layout-grid-lines="238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0" meta:word-count="166" meta:character-count="1080" meta:non-whitespace-character-count="927"/>
    <meta:generator>LibreOfficeDev/6.0.5.2$Linux_X86_64 LibreOffice_project/</meta:generator>
  </office:meta>
</office:document-meta>
</file>